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37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0:42:07.938506322</meta:creation-date>
    <dc:date>2016-10-09T10:42:30.865371135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1.4.2$Linux_X86_64 LibreOffice_project/10m0$Build-2</meta:generator>
  </office:meta>
</office:document-meta>
</file>